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93cm" svg:height="1.27cm" svg:x="2.778cm" svg:y="3.286cm">
          <text:p text:style-name="P1"><text:span text:style-name="T1">Digital C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4.191cm" svg:x="2.778cm" svg:y="4.683cm">
          <text:p text:style-name="P1"><text:span text:style-name="T1">Current</text:span><text:span text:style-name="T1"><text:line-break/></text:span><text:span text:style-name="T1">Condi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5.588cm" svg:x="10.398cm" svg:y="3.286cm">
          <text:p text:style-name="P1"><text:span text:style-name="T1">Hourly</text:span><text:span text:style-name="T1"><text:line-break/></text:span><text:span text:style-name="T1">Forecas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1.143cm" svg:x="2.778cm" svg:y="9.001cm">
          <text:p text:style-name="P1"><text:span text:style-name="T1">Daily Forecas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 Mead</meta:initial-creator>
    <meta:creation-date>2013-08-13T21:45:02.720287197</meta:creation-date>
    <dc:date>2013-08-13T22:05:17.272448215</dc:date>
    <dc:creator>Ted Mead</dc:creator>
    <meta:editing-duration>PT5M14S</meta:editing-duration>
    <meta:editing-cycles>1</meta:editing-cycles>
    <meta:document-statistic meta:object-count="4"/>
    <meta:generator>LibreOffice/4.1.0.4$Linux_X86_64 LibreOffice_project/410$Build-4</meta:generator>
  </office:meta>
</office:document-meta>
</file>